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100">
      <style:text-properties fo:font-size="12pt" style:font-size-asian="12pt" style:font-size-complex="12pt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-asian="Noto Sans CJK SC Regular" style:font-name-complex="FreeSans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Company Name</text:p>
          </table:table-cell>
          <table:table-cell table:style-name="ce3" office:value-type="string" calcext:value-type="string">
            <text:p>Company URL</text:p>
          </table:table-cell>
          <table:table-cell table:style-name="ce1" office:value-type="string" calcext:value-type="string">
            <text:p>Client List</text:p>
          </table:table-cell>
          <table:table-cell table:style-name="ce1" office:value-type="string" calcext:value-type="string">
            <text:p>IS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wij IT Solutions</text:p>
          </table:table-cell>
          <table:table-cell table:style-name="ce4" office:value-type="string" calcext:value-type="string">
            <text:p><text:a xlink:href="https://dwijitsolutions.com/" xlink:type="simple">https://dwijitsolutions.com/</text:a></text:p>
          </table:table-cell>
          <table:table-cell table:style-name="ce2" office:value-type="string" calcext:value-type="string">
            <text:p><text:a xlink:href="https://dwijitsolutions.com/portfolio-item/the-nature-volunteers-tnv/" xlink:type="simple">The Nature Volunteers-tnv</text:a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a xlink:href="https://dwijitsolutions.com/portfolio-item/mulshi-group-website/" xlink:type="simple">Mulshi Group Website</text:a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dwijitsolutions.com/portfolio-item/kesarinandan-travels/" xlink:type="simple">Kesarinandan Travels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dwijitsolutions.com/portfolio-item/vihan-e-vehicles/" xlink:type="simple">Vihan e-vehicles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dwijitsolutions.com/portfolio-item/pune-tours/" xlink:type="simple">Pune Tours</text:a></text:span></text:p>
          </table:table-cell>
          <table:table-cell/>
        </table:table-row>
        <table:table-row table:style-name="ro4">
          <table:table-cell table:number-columns-repeated="3"/>
          <table:table-cell table:style-name="ce2" office:value-type="string" calcext:value-type="string">
            <text:p><text:span text:style-name="T1"><text:a xlink:href="https://dwijitsolutions.com/portfolio-item/tiger-toilet-wordpress-website-development/" xlink:type="simple">Tiger Toilet</text:a></text:span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TCamp</text:p>
          </table:table-cell>
          <table:table-cell table:style-name="ce2" office:value-type="string" calcext:value-type="string">
            <text:p><text:a xlink:href="https://rtcamp.com/" xlink:type="simple">https://rtcamp.com/</text:a></text:p>
          </table:table-cell>
          <table:table-cell table:style-name="ce2" office:value-type="string" calcext:value-type="string">
            <text:p><text:a xlink:href="https://rtcamp.com/case-studies/rotimatic-ecommerce-preorder-fulfillment/" xlink:type="simple">Rotimatic</text:a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a xlink:href="https://rtcamp.com/case-studies/nutrabay-scaling-woocommerce/" xlink:type="simple">Nutrabay</text:a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rtcamp.com/case-studies/wordpress-development-and-server-management-for-vanguard-news/" xlink:type="simple">Vanguard News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rtcamp.com/case-studies/content-migration-and-custom-theme-development-for-isha-blog/" xlink:type="simple">Isha Foundation Blog</text:a></text:span>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span text:style-name="T2"><text:a xlink:href="https://rtcamp.com/case-studies/greater-kashmir-case-study/" xlink:type="simple">Greater Kashmir</text:a></text:span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b Wingz</text:p>
          </table:table-cell>
          <table:table-cell table:style-name="ce4" office:value-type="string" calcext:value-type="string">
            <text:p><text:span text:style-name="T1"><text:a xlink:href="https://www.webwingz.com/" xlink:type="simple">https://www.webwingz.com/</text:a></text:span></text:p>
          </table:table-cell>
          <table:table-cell table:style-name="ce2" office:value-type="string" calcext:value-type="string">
            <text:p><text:span text:style-name="T1"><text:a xlink:href="https://www.webwingz.com/garware-bestretch-case-study.php" xlink:type="simple">Garware Bestretch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webwingz.com/indvstrvs-case-study.php" xlink:type="simple">INDVS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webwingz.com/pink-hope-case-study.php" xlink:type="simple">Pink Hope</text:a></text:span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omnath Jadhav</text:p>
          </table:table-cell>
          <table:table-cell table:style-name="ce4" office:value-type="string" calcext:value-type="string">
            <text:p><text:span text:style-name="T1"><text:a xlink:href="https://somnathjadhav.com/" xlink:type="simple">https://somnathjadhav.com/</text:a></text:span></text:p>
          </table:table-cell>
          <table:table-cell table:style-name="ce6" office:value-type="string" calcext:value-type="string">
            <text:p><text:span text:style-name="T3"><text:a xlink:href="https://somnathjadhav.com/work/" xlink:type="simple">https://somnathjadhav.com/work/</text:a></text:span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teFlu</text:p>
          </table:table-cell>
          <table:table-cell table:style-name="ce4" office:value-type="string" calcext:value-type="string">
            <text:p><text:a xlink:href="http://siteflu.com/" xlink:type="simple">http://siteflu.com/</text:a></text:p>
          </table:table-cell>
          <table:table-cell table:style-name="ce2" office:value-type="string" calcext:value-type="string">
            <text:p><text:a xlink:href="http://siteflu.com/portfolio.php" xlink:type="simple">http://siteflu.com/portfolio.php</text:a>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bsite Developer Pune</text:p>
          </table:table-cell>
          <table:table-cell table:style-name="ce4" office:value-type="string" calcext:value-type="string">
            <text:p><text:span text:style-name="T1"><text:a xlink:href="https://www.websitedeveloperpune.com/" xlink:type="simple">https://www.websitedeveloperpune.com/</text:a></text:span></text:p>
          </table:table-cell>
          <table:table-cell table:style-name="ce2" office:value-type="string" calcext:value-type="string">
            <text:p><text:span text:style-name="T1"><text:a xlink:href="https://www.zeusnumerix.com/" xlink:type="simple">Zeus Numeric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autodrivetech.com/" xlink:type="simple">Auto Drive Tech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chs.edu.in/" xlink:type="simple">Cresent High School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vanjariworld.com/" xlink:type="simple">Vanjari World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knowledgework.in/" xlink:type="simple">Knowledge Work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tareefcatering.com/" xlink:type="simple">Tareef Catering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www.soiltech.in/" xlink:type="simple">Soil Tech</text:a></text:span>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s://sukhiaatma.com/" xlink:type="simple">Sukhi Aatma</text:a></text:span></text:p>
          </table:table-cell>
          <table:table-cell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earnEd</text:p>
          </table:table-cell>
          <table:table-cell table:number-columns-repeated="3"/>
        </table:table-row>
        <table:table-row table:style-name="ro5" table:number-rows-repeated="1048544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 style:data-style-name="N2" text:time-value="19:27:06.047440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2:03:33.777303452</meta:creation-date>
    <dc:date>2020-03-02T21:29:36.940479885</dc:date>
    <meta:editing-duration>PT2H13M20S</meta:editing-duration>
    <meta:editing-cycles>6</meta:editing-cycles>
    <meta:generator>LibreOffice/5.1.6.2$Linux_X86_64 LibreOffice_project/10m0$Build-2</meta:generator>
    <meta:document-statistic meta:table-count="1" meta:cell-count="49" meta:object-count="0"/>
  </office:meta>
</office:document-meta>
</file>